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2.2424in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Table1.B2" style:family="table-cell">
      <style:table-cell-properties fo:padding="0.0194in" fo:border="none"/>
    </style:style>
    <style:style style:name="P1" style:family="paragraph" style:parent-style-name="Text_20_body">
      <style:text-properties officeooo:paragraph-rsid="0019472a"/>
    </style:style>
    <style:style style:name="P2" style:family="paragraph" style:parent-style-name="Text_20_body">
      <style:text-properties officeooo:paragraph-rsid="001ceeb6"/>
    </style:style>
    <style:style style:name="P3" style:family="paragraph" style:parent-style-name="Text_20_body">
      <style:text-properties fo:color="#000000" style:font-name="Liberation Serif" fo:font-size="11pt" officeooo:rsid="0019472a" officeooo:paragraph-rsid="0019472a" style:font-size-asian="11pt" style:font-size-complex="11pt"/>
    </style:style>
    <style:style style:name="P4" style:family="paragraph" style:parent-style-name="Preformatted_20_Text">
      <style:text-properties fo:color="#000000" style:font-name="Liberation Serif" fo:font-size="11pt" officeooo:paragraph-rsid="001aa0c0" style:font-size-asian="11pt" style:font-size-complex="11pt"/>
    </style:style>
    <style:style style:name="P5" style:family="paragraph" style:parent-style-name="Preformatted_20_Text">
      <style:text-properties officeooo:paragraph-rsid="001aa0c0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aa0c0"/>
    </style:style>
    <style:style style:name="P7" style:family="paragraph" style:parent-style-name="Standard">
      <style:text-properties fo:color="#000000" style:font-name="Liberation Serif" fo:font-size="11pt" officeooo:rsid="0019472a" officeooo:paragraph-rsid="0019472a" style:font-size-asian="11pt" style:font-size-complex="11pt"/>
    </style:style>
    <style:style style:name="P8" style:family="paragraph" style:parent-style-name="Standard">
      <style:text-properties fo:color="#000000" style:font-name="Liberation Serif" fo:font-size="11pt" officeooo:rsid="002629de" officeooo:paragraph-rsid="00273ec8" style:font-size-asian="11pt" style:font-size-complex="11pt"/>
    </style:style>
    <style:style style:name="P9" style:family="paragraph" style:parent-style-name="Standard">
      <style:text-properties fo:color="#000000" style:font-name="Liberation Serif" fo:font-size="11pt" style:font-size-asian="11pt" style:font-size-complex="11pt"/>
    </style:style>
    <style:style style:name="P10" style:family="paragraph" style:parent-style-name="Standard">
      <style:text-properties fo:color="#000000" style:font-name="Liberation Serif" fo:font-size="11pt" officeooo:rsid="0019472a" officeooo:paragraph-rsid="0019472a" style:font-size-asian="11pt" style:font-size-complex="11pt"/>
    </style:style>
    <style:style style:name="P11" style:family="paragraph" style:parent-style-name="Standard">
      <style:text-properties fo:color="#000000" style:font-name="Liberation Serif" fo:font-size="11pt" officeooo:rsid="002629de" officeooo:paragraph-rsid="002629de" style:font-size-asian="11pt" style:font-size-complex="11pt"/>
    </style:style>
    <style:style style:name="P12" style:family="paragraph" style:parent-style-name="Standard">
      <style:text-properties fo:color="#000000" style:font-name="Liberation Serif" fo:font-size="11pt" officeooo:rsid="002629de" officeooo:paragraph-rsid="00273ec8" style:font-size-asian="11pt" style:font-size-complex="11pt"/>
    </style:style>
    <style:style style:name="P13" style:family="paragraph" style:parent-style-name="Standard">
      <style:text-properties fo:color="#000000" style:font-name="Liberation Serif" fo:font-size="11pt" style:text-underline-style="none" officeooo:rsid="002629de" officeooo:paragraph-rsid="00273ec8" style:font-size-asian="11pt" style:font-size-complex="11pt"/>
    </style:style>
    <style:style style:name="P14" style:family="paragraph" style:parent-style-name="Standard">
      <style:text-properties fo:color="#000000" style:font-name="Liberation Serif" fo:font-size="11pt" style:text-underline-style="none" officeooo:rsid="002dfe61" officeooo:paragraph-rsid="002dfe61" style:font-size-asian="11pt" style:font-size-complex="11pt"/>
    </style:style>
    <style:style style:name="P15" style:family="paragraph" style:parent-style-name="Standard">
      <style:text-properties style:font-name="Liberation Serif" fo:font-size="11pt" officeooo:paragraph-rsid="00273ec8" style:font-size-asian="11pt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text-underline-style="none" style:font-size-asian="11pt" style:font-size-complex="11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style:font-size-asian="11pt" style:font-size-complex="11pt"/>
    </style:style>
    <style:style style:name="P19" style:family="paragraph" style:parent-style-name="Standard">
      <style:paragraph-properties style:writing-mode="lr-tb"/>
      <style:text-properties style:font-name="Liberation Serif" fo:font-size="11pt" style:font-size-asian="11pt" style:font-size-complex="11pt"/>
    </style:style>
    <style:style style:name="P20" style:family="paragraph" style:parent-style-name="Text_20_body">
      <style:text-properties fo:color="#000000" style:font-name="Liberation Serif" fo:font-size="11pt" style:font-size-asian="11pt" style:font-size-complex="11pt"/>
    </style:style>
    <style:style style:name="P21" style:family="paragraph" style:parent-style-name="Text_20_body">
      <style:text-properties style:font-name="Liberation Serif" fo:font-size="11pt" style:font-size-asian="11pt" style:font-size-complex="11pt"/>
    </style:style>
    <style:style style:name="P22" style:family="paragraph" style:parent-style-name="Heading_20_3">
      <style:text-properties fo:color="#000000" style:font-name="Liberation Serif" fo:font-size="11pt" style:font-size-asian="11pt" style:font-size-complex="11pt"/>
    </style:style>
    <style:style style:name="P23" style:family="paragraph" style:parent-style-name="Heading_20_3">
      <style:text-properties fo:color="#000000" style:font-name="Liberation Serif" fo:font-size="11pt" officeooo:rsid="0019472a" officeooo:paragraph-rsid="0019472a" style:font-size-asian="11pt" style:font-size-complex="11pt"/>
    </style:style>
    <style:style style:name="P24" style:family="paragraph" style:parent-style-name="Preformatted_20_Text">
      <style:text-properties style:font-name="Liberation Serif" fo:font-size="11pt" style:font-size-asian="11pt" style:font-size-complex="11pt"/>
    </style:style>
    <style:style style:name="P25" style:family="paragraph" style:parent-style-name="Preformatted_20_Text">
      <style:text-properties fo:color="#000000" style:font-name="Liberation Serif" fo:font-size="11pt" style:text-underline-style="none" officeooo:rsid="002dfe61" officeooo:paragraph-rsid="002dfe61" style:font-size-asian="11pt" style:font-size-complex="11pt"/>
    </style:style>
    <style:style style:name="P26" style:family="paragraph" style:parent-style-name="Preformatted_20_Text">
      <style:paragraph-properties fo:margin-top="0in" fo:margin-bottom="0.1965in" style:contextual-spacing="false"/>
      <style:text-properties style:font-name="Liberation Serif" fo:font-size="11pt" style:font-size-asian="11pt" style:font-size-complex="11pt"/>
    </style:style>
    <style:style style:name="P27" style:family="paragraph" style:parent-style-name="Preformatted_20_Text">
      <style:paragraph-properties style:writing-mode="lr-tb"/>
      <style:text-properties style:font-name="Liberation Serif" fo:font-size="11pt" style:font-size-asian="11pt" style:font-size-complex="11pt"/>
    </style:style>
    <style:style style:name="P28" style:family="paragraph" style:parent-style-name="Heading_20_4">
      <style:text-properties fo:color="#000000" style:font-name="Liberation Serif" fo:font-size="11pt" officeooo:rsid="0019472a" officeooo:paragraph-rsid="0019472a" style:font-size-asian="11pt" style:font-size-complex="11pt"/>
    </style:style>
    <style:style style:name="P29" style:family="paragraph" style:parent-style-name="Table_20_Contents">
      <style:text-properties style:font-name="Liberation Serif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472a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Liberation Serif" fo:font-size="11pt" officeooo:rsid="0019472a" style:font-size-asian="11pt" style:font-size-complex="11pt"/>
    </style:style>
    <style:style style:name="T7" style:family="text">
      <style:text-properties fo:color="#000000" style:font-name="Liberation Serif" fo:font-size="11pt" officeooo:rsid="002629de" style:font-size-asian="11pt" style:font-size-complex="11pt"/>
    </style:style>
    <style:style style:name="T8" style:family="text">
      <style:text-properties fo:color="#000000" style:font-name="Liberation Serif" fo:font-size="11pt" fo:font-weight="bold" officeooo:rsid="0019472a" style:font-size-asian="11pt" style:font-weight-asian="bold" style:font-size-complex="11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fo:font-size="11pt" fo:font-weight="bold" officeooo:rsid="0019472a" style:font-size-asian="11pt" style:font-weight-asian="bold" style:font-size-complex="11pt"/>
    </style:style>
    <style:style style:name="T14" style:family="text">
      <style:text-properties fo:color="#000000" fo:font-size="11pt" officeooo:rsid="0019472a" style:font-size-asian="11pt" style:font-size-complex="11pt"/>
    </style:style>
    <style:style style:name="T15" style:family="text">
      <style:text-properties fo:color="#000000" fo:font-size="11pt" officeooo:rsid="002629de" style:font-size-asian="11pt" style:font-size-complex="11pt"/>
    </style:style>
    <style:style style:name="T16" style:family="text">
      <style:text-properties fo:color="#000000" fo:font-size="10pt" style:font-size-asian="10pt"/>
    </style:style>
    <style:style style:name="T17" style:family="text">
      <style:text-properties fo:color="#000000" fo:font-size="10pt" fo:font-weight="bold" style:font-size-asian="10pt" style:font-weight-asian="bold"/>
    </style:style>
    <style:style style:name="T18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19" style:family="text">
      <style:text-properties fo:color="#000000" style:font-name="Liberation Serif" fo:font-size="11pt" fo:font-weight="bold" officeooo:rsid="0019472a" style:font-size-asian="11pt" style:font-weight-asian="bold" style:font-size-complex="11pt"/>
    </style:style>
    <style:style style:name="T20" style:family="text">
      <style:text-properties fo:color="#000000" style:font-name="Liberation Serif" fo:font-size="11pt" officeooo:rsid="0019472a" style:font-size-asian="11pt" style:font-size-complex="11pt"/>
    </style:style>
    <style:style style:name="T21" style:family="text">
      <style:text-properties fo:color="#000000" style:font-name="Liberation Serif" fo:font-weight="bold" officeooo:rsid="0019472a" style:font-weight-asian="bold"/>
    </style:style>
    <style:style style:name="T22" style:family="text">
      <style:text-properties fo:color="#000000" style:font-name="Liberation Serif" officeooo:rsid="0019472a"/>
    </style:style>
    <style:style style:name="T23" style:family="text">
      <style:text-properties fo:color="#000000" officeooo:rsid="002629de"/>
    </style:style>
    <style:style style:name="T24" style:family="text">
      <style:text-properties fo:color="#000000" style:text-underline-style="solid" style:text-underline-width="auto" style:text-underline-color="font-color"/>
    </style:style>
    <style:style style:name="T25" style:family="text">
      <style:text-properties fo:color="#7f0055" fo:font-weight="bold" style:font-weight-asian="bold"/>
    </style:style>
    <style:style style:name="T26" style:family="text">
      <style:text-properties fo:color="#7f0055" style:font-name="Monospace" fo:font-size="10pt" fo:font-weight="bold" style:font-size-asian="10pt" style:font-weight-asian="bold"/>
    </style:style>
    <style:style style:name="T27" style:family="text">
      <style:text-properties fo:color="#7f0055" fo:font-size="10pt" fo:font-weight="bold" style:font-size-asian="10pt" style:font-weight-asian="bold"/>
    </style:style>
    <style:style style:name="T28" style:family="text">
      <style:text-properties fo:color="#005032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weight="bold"/>
    </style:style>
    <style:style style:name="T31" style:family="text">
      <style:text-properties style:font-name="Liberation Serif" fo:font-weight="bold" officeooo:rsid="0019472a" style:font-weight-asian="bold"/>
    </style:style>
    <style:style style:name="T32" style:family="text">
      <style:text-properties style:font-name="Liberation Serif" fo:font-size="11pt" style:font-size-asian="11pt" style:font-size-complex="11pt"/>
    </style:style>
    <style:style style:name="T33" style:family="text">
      <style:text-properties fo:color="#990000"/>
    </style:style>
    <style:style style:name="T34" style:family="text">
      <style:text-properties officeooo:rsid="0021f386"/>
    </style:style>
    <style:style style:name="T35" style:family="text">
      <style:text-properties fo:color="#800000"/>
    </style:style>
    <style:style style:name="T36" style:family="text">
      <style:text-properties fo:color="#800000" style:font-name="Liberation Serif"/>
    </style:style>
    <style:style style:name="T37" style:family="text">
      <style:text-properties fo:color="#800000" style:font-name="Liberation Serif"/>
    </style:style>
    <style:style style:name="T38" style:family="text">
      <style:text-properties fo:font-style="italic"/>
    </style:style>
    <style:style style:name="T39" style:family="text">
      <style:text-properties fo:font-style="italic" fo:font-weight="bold" style:font-weight-asian="bold" style:font-weight-complex="bold"/>
    </style:style>
    <style:style style:name="T40" style:family="text">
      <style:text-properties officeooo:rsid="002896ca"/>
    </style:style>
    <style:style style:name="T41" style:family="text">
      <style:text-properties fo:color="#ff0000"/>
    </style:style>
    <style:style style:name="T42" style:family="text">
      <style:text-properties fo:color="#2a00ff"/>
    </style:style>
    <style:style style:name="T43" style:family="text">
      <style:text-properties fo:color="#2a00ff" style:font-name="Monospace" fo:font-size="10pt" style:font-size-asian="10pt"/>
    </style:style>
    <style:style style:name="T4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fo:color="#2a00ff" fo:font-size="10pt" style:font-size-asian="10pt"/>
    </style:style>
    <style:style style:name="T46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47" style:family="text">
      <style:text-properties fo:color="#2a00ff" style:text-underline-style="solid" style:text-underline-width="auto" style:text-underline-color="font-color"/>
    </style:style>
    <style:style style:name="T48" style:family="text">
      <style:text-properties fo:color="#3f7f5f"/>
    </style:style>
    <style:style style:name="T49" style:family="text">
      <style:text-properties fo:color="#3f7f5f" style:font-name="Monospace" fo:font-size="10pt" style:font-size-asian="10pt"/>
    </style:style>
    <style:style style:name="T5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1" style:family="text">
      <style:text-properties fo:color="#3f7f5f" fo:font-size="10pt" style:font-size-asian="10pt"/>
    </style:style>
    <style:style style:name="T52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53" style:family="text">
      <style:text-properties fo:color="#3f7f5f" style:text-underline-style="solid" style:text-underline-width="auto" style:text-underline-color="font-color"/>
    </style:style>
    <style:style style:name="T54" style:family="text">
      <style:text-properties style:font-name="Monospace" fo:font-size="10pt" style:font-size-asian="10pt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font-size="10pt" style:font-size-asian="10pt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weight="bold"/>
    </style:style>
    <style:style style:name="T59" style:family="text">
      <style:text-properties style:font-name="Liberation Serif" fo:font-weight="bold" officeooo:rsid="0019472a" style:font-weight-asian="bold"/>
    </style:style>
    <style:style style:name="T60" style:family="text">
      <style:text-properties style:font-name="Liberation Serif" fo:font-size="11pt" style:font-size-asian="11pt" style:font-size-complex="11pt"/>
    </style:style>
    <style:style style:name="T61" style:family="text">
      <style:text-properties style:font-name="Liberation Serif" fo:font-style="italic"/>
    </style:style>
    <style:style style:name="T62" style:family="text">
      <style:text-properties style:font-name="Liberation Serif" officeooo:rsid="002896ca"/>
    </style:style>
    <style:style style:name="T63" style:family="text">
      <style:text-properties fo:color="#0000ff"/>
    </style:style>
    <style:style style:name="T64" style:family="text">
      <style:text-properties fo:color="#0000ff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/>
      <text:h text:style-name="P22" text:outline-level="3">Copy constructor ,Move constructor and assignment, …</text:h>
      <text:p text:style-name="P20"/>
      <text:p text:style-name="P4"><text:span text:style-name="Source_20_Text"><text:span text:style-name="T31">ClassName</text:span></text:span><text:span text:style-name="Source_20_Text"><text:span text:style-name="T29"> fn(); <text:s text:c="11"/></text:span></text:span><text:span text:style-name="Source_20_Text"><text:span text:style-name="Citation"><text:span text:style-name="T29">// function returning a MyClass object</text:span></text:span></text:span></text:p>
      <text:p text:style-name="P5"><text:span text:style-name="Source_20_Text"><text:span text:style-name="T8">ClassName</text:span></text:span><text:span text:style-name="Source_20_Text"><text:span text:style-name="T32"> foo; <text:s text:c="12"/></text:span></text:span><text:span text:style-name="Source_20_Text"><text:span text:style-name="Citation"><text:span text:style-name="T32">// default constructor</text:span></text:span></text:span></text:p>
      <text:p text:style-name="P5"><text:span text:style-name="Source_20_Text"><text:span text:style-name="T8">ClassName</text:span></text:span><text:span text:style-name="Source_20_Text"><text:span text:style-name="T32"> bar = foo; <text:s text:c="6"/></text:span></text:span><text:span text:style-name="Source_20_Text"><text:span text:style-name="Citation"><text:span text:style-name="T32">// copy constructor</text:span></text:span></text:span></text:p>
      <text:p text:style-name="P5"><text:span text:style-name="Source_20_Text"><text:span text:style-name="T8">ClassName</text:span></text:span><text:span text:style-name="Source_20_Text"><text:span text:style-name="T32"> baz = fn(); <text:s text:c="5"/></text:span></text:span><text:span text:style-name="Source_20_Text"><text:span text:style-name="Citation"><text:span text:style-name="T32">// move constructor</text:span></text:span></text:span></text:p>
      <text:p text:style-name="Preformatted_20_Text"><text:span text:style-name="Source_20_Text"><text:span text:style-name="T32">foo = bar; <text:s text:c="14"/></text:span></text:span><text:span text:style-name="Source_20_Text"><text:span text:style-name="Citation"><text:span text:style-name="T32">// copy assignment</text:span></text:span></text:span></text:p>
      <text:p text:style-name="P6"><text:span text:style-name="Source_20_Text"><text:span text:style-name="T32">baz = </text:span></text:span><text:span text:style-name="Source_20_Text"><text:span text:style-name="T8">ClassName</text:span></text:span><text:span text:style-name="Source_20_Text"><text:span text:style-name="T32">(); <text:s text:c="8"/></text:span></text:span><text:span text:style-name="Source_20_Text"><text:span text:style-name="Citation"><text:span text:style-name="T32">// move assignment </text:span></text:span></text:span></text:p>
      <text:p text:style-name="P9">The <text:span text:style-name="T1">copy constructor</text:span> is a constructor which creates an object by initializing it with an object of the same class.</text:p>
      <text:p text:style-name="P9"/>
      <text:p text:style-name="P7"><text:tab/><text:span text:style-name="T2">ClassName</text:span> (<text:span text:style-name="T25">const</text:span> <text:span text:style-name="T28">ClassName</text:span> <text:span text:style-name="T33">&amp;</text:span>old_obj); </text:p>
      <text:p text:style-name="P7"/>
      <text:p text:style-name="P7"/>
      <text:p text:style-name="P1"><text:span text:style-name="Strong_20_Emphasis"><text:span text:style-name="T6">Can we make copy constructor private?</text:span></text:span><text:span text:style-name="T6"><text:line-break/>Yes, a copy constructor can be made private. When we make a copy constructor private in a class, objects of that class become non-copyable. This is particularly useful when our class has pointers or dynamically allocated resources. In such situations, we can either write our own copy constructor like above String example, or make a private copy constructor so that users get compiler errors rather than surprises at run time. </text:span></text:p>
      <text:p text:style-name="P2"><text:span text:style-name="Strong_20_Emphasis"><text:span text:style-name="T32">Why argument to a copy constructor must be passed as a reference?</text:span></text:span><text:span text:style-name="T32"><text:line-break/>A copy constructor is called when an object is passed by value. Copy constructor itself is a function. So if we pass argument by value in a copy constructor, a call to copy constructor would be made to call copy constructor which becomes a non-terminating chain of calls. Therefore compiler doesn’t allow parameters to be pass by value.You would have infinite recursion because "to make a copy, you need to make a copy".</text:span></text:p>
      <text:h text:style-name="P23" text:outline-level="3"><text:bookmark text:name="Deleted_implicitly-declared_copy_assignment_operator"/>copy assignment</text:h>
      <text:p text:style-name="P7"/>
      <text:p text:style-name="P7"><text:span text:style-name="T29">class_name </text:span><text:span text:style-name="Source_20_Text"><text:span text:style-name="T30">&amp;</text:span></text:span><text:span text:style-name="T29"> class_name </text:span><text:span text:style-name="Source_20_Text"><text:span text:style-name="T30">:: operator=</text:span></text:span><text:span text:style-name="T29"> ( const class_name </text:span><text:span text:style-name="Source_20_Text"><text:span text:style-name="T29">&amp;</text:span></text:span><text:span text:style-name="T29"> ) </text:span></text:p>
      <text:p text:style-name="P28"><text:span text:style-name="T34">You e</text:span>xplicitly defaulted and deleted special member functions</text:p>
      <text:p text:style-name="P7"/>
      <text:p text:style-name="P3"><text:span text:style-name="T29">The</text:span><text:span text:style-name="T36"> </text:span><text:span text:style-name="Source_20_Text"><text:span text:style-name="T36">= delete</text:span></text:span><text:span text:style-name="T29"> specifier can be used to prohibit calling any function, which can be used to disallow calling a member function with particular parameters. For example:</text:span></text:p>
      <text:p text:style-name="P19"><text:span text:style-name="T25">struct</text:span><text:span text:style-name="T5"> </text:span><text:span text:style-name="T28">NoInt</text:span><text:span text:style-name="T5"> {</text:span></text:p>
      <text:p text:style-name="P16"><text:span text:style-name="T5"><text:s text:c="4"/></text:span><text:span text:style-name="T25">void</text:span><text:span text:style-name="T5"> </text:span><text:span text:style-name="T9">f</text:span><text:span text:style-name="T5">(</text:span><text:span text:style-name="T25">double</text:span><text:span text:style-name="T5"> i);</text:span></text:p>
      <text:p text:style-name="P16"><text:span text:style-name="T5"><text:s text:c="4"/></text:span><text:span text:style-name="T25">void</text:span><text:span text:style-name="T5"> </text:span><text:span text:style-name="T9">f</text:span><text:span text:style-name="T5">(</text:span><text:span text:style-name="T25">int</text:span><text:span text:style-name="T5">) = </text:span><text:span text:style-name="T25">delete</text:span><text:span text:style-name="T5">;</text:span></text:p>
      <text:p text:style-name="P18">};</text:p>
      <text:p text:style-name="P27"/>
      <text:p text:style-name="Text_20_body"><text:span text:style-name="T32">An attempt to call </text:span><text:span text:style-name="Source_20_Text"><text:span text:style-name="T32">f()</text:span></text:span><text:span text:style-name="T32"> with an </text:span><text:span text:style-name="Source_20_Text"><text:span text:style-name="T32">int</text:span></text:span><text:span text:style-name="T32"> will be rejected by the compiler, instead of performing a silent conversion to </text:span><text:span text:style-name="Source_20_Text"><text:span text:style-name="T32">double</text:span></text:span><text:span text:style-name="T32">. This can be generalized to disallow calling the function with any type other than </text:span><text:span text:style-name="Source_20_Text"><text:span text:style-name="T32">double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Move assignment </text:p>
      <text:p text:style-name="P8">The <text:span text:style-name="T39">move constructor</text:span> is called when an object is initialized on construction using an unnamed temporary.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>
          <table:table-cell table:style-name="Table1.A1" office:value-type="string">
            <text:p text:style-name="Table_20_Contents"><text:span text:style-name="T32">class_name ( class_name </text:span><text:span text:style-name="Source_20_Text"><text:span text:style-name="T32">&amp;&amp;</text:span></text:span><text:span text:style-name="T32"> ) </text:span></text:p>
          </table:table-cell>
          <table:table-cell table:style-name="Table1.B2" office:value-type="string">
            <text:p text:style-name="P29"/>
          </table:table-cell>
        </table:table-row>
      </table:table>
      <text:p text:style-name="P8"/>
      <text:p text:style-name="P8"/>
      <text:p text:style-name="P8"><text:s/>Likewise, the<text:span text:style-name="T3"> </text:span><text:span text:style-name="T39">move assignment</text:span> is called when an object is assigned the value of an unnamed temporary:</text:p>
      <text:p text:style-name="P8"/>
      <text:p text:style-name="P8"><text:span text:style-name="T29">An </text:span><text:span text:style-name="T61">rvalue reference</text:span><text:span text:style-name="T29"> is specified by following the type with two ampersands (</text:span><text:span text:style-name="Source_20_Text"><text:span text:style-name="T29">&amp;&amp;</text:span></text:span><text:span text:style-name="T29">). As a parameter, an </text:span><text:span text:style-name="T61">rvalue reference</text:span><text:span text:style-name="T29"> matches arguments of temporaries of this type.</text:span><text:span text:style-name="T62">(rhs = right hand side)</text:span></text:p>
      <text:p text:style-name="P15"><text:span text:style-name="T23"><text:line-break/></text:span>The C++11 Standard introduces rvalue references which bind only to rvalues. They are declared with two ampersands rather than one ampersand:</text:p>
      <text:p text:style-name="P26">int<text:span text:style-name="T41">&amp;&amp;</text:span> rvalue_ref = 99;</text:p>
      <text:p text:style-name="P21">Note that only an lvalue can be assigned to a normal reference, so if we do the following:</text:p>
      <text:p text:style-name="P26">int&amp; ref = 9; <text:s text:c="2"/></text:p>
      <text:p text:style-name="P21">we get an error: "invalid initialization of non-const reference of type <text:span text:style-name="T1">int&amp;</text:span> from an rvalue of type <text:span text:style-name="T1">int</text:span></text:p>
      <text:p text:style-name="P21">We can only do:</text:p>
      <text:p text:style-name="P24">int nine = 9;</text:p>
      <text:p text:style-name="P26">int&amp; ref = nine;</text:p>
      <text:p text:style-name="P21">Here is an example of rvalue reference. We have two functions: one that's taking an lvalue reference and the other one taking an rvalue:</text:p>
      <text:p text:style-name="P13"><text:span text:style-name="T25">#include</text:span> <text:span text:style-name="T42">&lt;iostream&gt;</text:span></text:p>
      <text:p text:style-name="P17"/>
      <text:p text:style-name="P17"><text:span text:style-name="T25">void</text:span><text:span text:style-name="T5"> </text:span><text:span text:style-name="T9">f</text:span><text:span text:style-name="T5">(</text:span><text:span text:style-name="T25">int</text:span><text:span text:style-name="T5">&amp; i) { std::cout &lt;&lt; </text:span><text:span text:style-name="T42">"lvalue ref: "</text:span><text:span text:style-name="T5"> &lt;&lt; i &lt;&lt; </text:span><text:span text:style-name="T42">"\n"</text:span><text:span text:style-name="T5">; }</text:span></text:p>
      <text:p text:style-name="P17"><text:span text:style-name="T25">void</text:span><text:span text:style-name="T5"> </text:span><text:span text:style-name="T9">f</text:span><text:span text:style-name="T5">(</text:span><text:span text:style-name="T25">int</text:span><text:span text:style-name="T5">&amp;&amp; i) { std::cout &lt;&lt; </text:span><text:span text:style-name="T42">"rvalue ref: "</text:span><text:span text:style-name="T5"> &lt;&lt; i &lt;&lt; </text:span><text:span text:style-name="T42">"\n"</text:span><text:span text:style-name="T5">; }</text:span></text:p>
      <text:p text:style-name="P17"/>
      <text:p text:style-name="P17"><text:span text:style-name="T25">int</text:span><text:span text:style-name="T5"> </text:span><text:span text:style-name="T9">main</text:span><text:span text:style-name="T5">()</text:span></text:p>
      <text:p text:style-name="P17"><text:span text:style-name="T5">{</text:span></text:p>
      <text:p text:style-name="P17"><text:span text:style-name="T5"><text:s text:c="4"/></text:span><text:span text:style-name="T25">int</text:span><text:span text:style-name="T5"> i = 77;</text:span></text:p>
      <text:p text:style-name="P17"><text:span text:style-name="T5"><text:s text:c="4"/>f(i); <text:s text:c="3"/></text:span><text:span text:style-name="T48">// lvalue ref called</text:span></text:p>
      <text:p text:style-name="P17"><text:span text:style-name="T5"><text:s text:c="4"/>f(99); <text:s text:c="2"/></text:span><text:span text:style-name="T48">// rvalue ref called</text:span></text:p>
      <text:p text:style-name="P17"/>
      <text:p text:style-name="P17"><text:span text:style-name="T5"><text:s text:c="4"/>f(std::move(i)); <text:s/></text:span><text:span text:style-name="T48">// rvalue ref called</text:span></text:p>
      <text:p text:style-name="P17"/>
      <text:p text:style-name="P17"><text:span text:style-name="T5"><text:s text:c="4"/></text:span><text:span text:style-name="T25">return</text:span><text:span text:style-name="T5"> 0;</text:span></text:p>
      <text:p text:style-name="P17"><text:span text:style-name="T5">}</text:span></text:p>
      <text:p text:style-name="P17"/>
      <text:p text:style-name="P17"><text:span text:style-name="T5"/></text:p>
      <text:p text:style-name="P13">Note that the <text:span text:style-name="T1">move(i)</text:span> is calling a function taking rvalue. This is possible because <text:span text:style-name="T1">move() </text:span><text:span text:style-name="T64">takes an lvalue and converts it into an rvalue</text:span>.</text:p>
      <text:p text:style-name="P14">In other words, <text:span text:style-name="Strong_20_Emphasis">C++11</text:span> introduces a new <text:span text:style-name="Strong_20_Emphasis"><text:span text:style-name="T41">non-const reference</text:span></text:span> type called an <text:span text:style-name="Strong_20_Emphasis"><text:span text:style-name="T41">rvalue reference</text:span></text:span>, identified by <text:span text:style-name="Strong_20_Emphasis"><text:span text:style-name="T41">T&amp;&amp;</text:span></text:span>. This refers to temporaries that are permitted to be modified after they are initialized, which is the cornerstone of <text:span text:style-name="Strong_20_Emphasis">move semantics</text:span>.</text:p>
      <text:p text:style-name="P14"/>
      <text:p text:style-name="P14"/>
      <text:p text:style-name="P14"/>
      <text:p text:style-name="P14"/>
      <text:p text:style-name="P14"/>
      <text:p text:style-name="P25"><text:soft-page-break/>#include &lt;iostream&gt;</text:p>
      <text:p text:style-name="P24"/>
      <text:p text:style-name="P24">using namespace std;</text:p>
      <text:p text:style-name="P24"/>
      <text:p text:style-name="P24">void printReference (int<text:span text:style-name="T41">&amp;</text:span> value)</text:p>
      <text:p text:style-name="P24">{</text:p>
      <text:p text:style-name="P24"><text:s text:c="8"/>cout &lt;&lt; "lvalue: value = " &lt;&lt; value &lt;&lt; endl;</text:p>
      <text:p text:style-name="P24">}</text:p>
      <text:p text:style-name="P24"><text:s/></text:p>
      <text:p text:style-name="P24">void printReference (int<text:span text:style-name="T41">&amp;&amp;</text:span> value)</text:p>
      <text:p text:style-name="P24">{</text:p>
      <text:p text:style-name="P24"><text:s text:c="8"/>cout &lt;&lt; "rvalue: value = " &lt;&lt; value &lt;&lt; endl;</text:p>
      <text:p text:style-name="P24">}</text:p>
      <text:p text:style-name="P24"/>
      <text:p text:style-name="P24">int getValue ()</text:p>
      <text:p text:style-name="P24">{</text:p>
      <text:p text:style-name="P24"><text:s text:c="4"/>int temp_ii = 99;</text:p>
      <text:p text:style-name="P24"><text:s text:c="4"/>return temp_ii;</text:p>
      <text:p text:style-name="P24">}</text:p>
      <text:p text:style-name="P24"/>
      <text:p text:style-name="P24">int main()</text:p>
      <text:p text:style-name="P24">{ </text:p>
      <text:p text:style-name="P24"><text:s text:c="8"/>int ii = 11;</text:p>
      <text:p text:style-name="P24"><text:s text:c="8"/><text:span text:style-name="T63">printReference(ii);</text:span></text:p>
      <text:p text:style-name="P24"><text:s text:c="8"/><text:span text:style-name="T63">printReference(getValue());</text:span> <text:s/>// <text:s/>printReference(99);</text:p>
      <text:p text:style-name="P24"><text:s text:c="8"/>return 0;</text:p>
      <text:p text:style-name="P26">}</text:p>
      <text:p text:style-name="P21">With the output:</text:p>
      <text:p text:style-name="P24">lvalue: value = 11</text:p>
      <text:p text:style-name="P26">rvalue: value = 99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4:50:09.624287846</meta:creation-date>
    <dc:date>2016-05-16T10:07:41.695934505</dc:date>
    <meta:editing-duration>PT2H45M48S</meta:editing-duration>
    <meta:editing-cycles>24</meta:editing-cycles>
    <meta:generator>LibreOffice/4.2.8.2$Linux_X86_64 LibreOffice_project/420m0$Build-2</meta:generator>
    <meta:document-statistic meta:table-count="1" meta:image-count="0" meta:object-count="0" meta:page-count="3" meta:paragraph-count="73" meta:word-count="687" meta:character-count="4142" meta:non-whitespace-character-count="3365"/>
  </office:meta>
</office:document-meta>
</file>